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000080"/>
    </style:style>
    <style:style style:name="ce6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fo:background-color="#00CCC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fo:background-color="#808080"/>
    </style:style>
    <style:style style:name="ce12" style:family="table-cell" style:parent-style-name="Default" style:data-style-name="N0">
      <style:table-cell-properties fo:border="thin solid #000000" fo:background-color="#00B0F0"/>
    </style:style>
    <style:style style:name="ce13" style:family="table-cell" style:parent-style-name="Default" style:data-style-name="N0">
      <style:table-cell-properties fo:border="thin solid #000000" fo:background-color="#00B0F0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318125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number-columns-repeated="16371" table:default-cell-style-name="ce1"/>
        <table:table-row table:style-name="ro1">
          <table:table-cell table:number-columns-repeated="2" table:style-name="ce2"/>
          <table:table-cell office:value-type="date" office:date-value="2016-02-17T00:00:00" table:style-name="ce3">
            <text:p>02/17/16</text:p>
          </table:table-cell>
          <table:table-cell office:value-type="date" office:date-value="2016-02-24T00:00:00" table:style-name="ce3">
            <text:p>02/24/16</text:p>
          </table:table-cell>
          <table:table-cell office:value-type="date" office:date-value="2016-03-02T00:00:00" table:style-name="ce3">
            <text:p>03/02/16</text:p>
          </table:table-cell>
          <table:table-cell office:value-type="date" office:date-value="2016-03-16T00:00:00" table:style-name="ce3">
            <text:p>03/16/16</text:p>
          </table:table-cell>
          <table:table-cell office:value-type="date" office:date-value="2016-03-23T00:00:00" table:style-name="ce3">
            <text:p>03/23/16</text:p>
          </table:table-cell>
          <table:table-cell office:value-type="date" office:date-value="2016-03-30T00:00:00" table:style-name="ce3">
            <text:p>03/30/16</text:p>
          </table:table-cell>
          <table:table-cell office:value-type="date" office:date-value="2016-04-06T00:00:00" table:style-name="ce3">
            <text:p>04/06/16</text:p>
          </table:table-cell>
          <table:table-cell office:value-type="date" office:date-value="2016-04-13T00:00:00" table:style-name="ce3">
            <text:p>04/13/16</text:p>
          </table:table-cell>
          <table:table-cell office:value-type="date" office:date-value="2016-04-20T00:00:00" table:style-name="ce3">
            <text:p>04/20/16</text:p>
          </table:table-cell>
          <table:table-cell office:value-type="date" office:date-value="2016-04-27T00:00:00" table:style-name="ce3">
            <text:p>04/27/16</text:p>
          </table:table-cell>
          <table:table-cell office:value-type="date" office:date-value="2016-05-06T00:00:00" table:style-name="ce3">
            <text:p>05/06/16</text:p>
          </table:table-cell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">
            <text:p>Game Display Module</text:p>
          </table:table-cell>
          <table:covered-table-cell/>
          <table:table-cell table:number-columns-repeated="3" table:style-name="ce5"/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Game States</text:p>
          </table:table-cell>
          <table:table-cell table:style-name="ce7"/>
          <table:table-cell table:number-columns-repeated="10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Animations</text:p>
          </table:table-cell>
          <table:table-cell table:style-name="ce2"/>
          <table:table-cell table:style-name="ce7"/>
          <table:table-cell table:number-columns-repeated="9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Playback Mode</text:p>
          </table:table-cell>
          <table:table-cell table:number-columns-repeated="2" table:style-name="ce2"/>
          <table:table-cell table:style-name="ce7"/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table-cell table:style-name="ce8"/>
          <table:table-cell table:number-columns-repeated="11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">
            <text:p>Client</text:p>
          </table:table-cell>
          <table:covered-table-cell/>
          <table:table-cell table:number-columns-repeated="3" table:style-name="ce2"/>
          <table:table-cell table:number-columns-repeated="3" table:style-name="ce5"/>
          <table:table-cell table:number-columns-repeated="5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Input</text:p>
          </table:table-cell>
          <table:table-cell table:number-columns-repeated="3" table:style-name="ce2"/>
          <table:table-cell table:style-name="ce7"/>
          <table:table-cell table:number-columns-repeated="7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Server Communication</text:p>
          </table:table-cell>
          <table:table-cell table:number-columns-repeated="4" table:style-name="ce2"/>
          <table:table-cell table:style-name="ce7"/>
          <table:table-cell table:number-columns-repeated="6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Client-Side Bot</text:p>
          </table:table-cell>
          <table:table-cell table:number-columns-repeated="5" table:style-name="ce2"/>
          <table:table-cell table:style-name="ce7"/>
          <table:table-cell table:number-columns-repeated="5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">
            <text:p>Server</text:p>
          </table:table-cell>
          <table:covered-table-cell/>
          <table:table-cell table:number-columns-repeated="4" table:style-name="ce2"/>
          <table:table-cell table:number-columns-repeated="4" table:style-name="ce5"/>
          <table:table-cell table:number-columns-repeated="3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9">
            <text:p>Database</text:p>
          </table:table-cell>
          <table:table-cell table:number-columns-repeated="4" table:style-name="ce2"/>
          <table:table-cell table:style-name="ce7"/>
          <table:table-cell table:number-columns-repeated="6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Validate Bots</text:p>
          </table:table-cell>
          <table:table-cell table:number-columns-repeated="5" table:style-name="ce2"/>
          <table:table-cell table:style-name="ce10"/>
          <table:table-cell table:style-name="ce12"/>
          <table:table-cell table:number-columns-repeated="4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6">
            <text:p>Run Complete Game</text:p>
          </table:table-cell>
          <table:table-cell table:number-columns-repeated="7" table:style-name="ce2"/>
          <table:table-cell table:style-name="ce7"/>
          <table:table-cell table:number-columns-repeated="3" table:style-name="ce2"/>
          <table:table-cell table:number-columns-repeated="16371"/>
        </table:table-row>
        <table:table-row table:style-name="ro1">
          <table:table-cell table:style-name="ce2"/>
          <table:table-cell table:style-name="ce8"/>
          <table:table-cell table:number-columns-repeated="11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">
            <text:p>Game Challenge</text:p>
          </table:table-cell>
          <table:covered-table-cell/>
          <table:table-cell table:number-columns-repeated="8" table:style-name="ce2"/>
          <table:table-cell table:style-name="ce5"/>
          <table:table-cell table:number-columns-repeated="2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">
            <text:p>Promotional Website</text:p>
          </table:table-cell>
          <table:covered-table-cell/>
          <table:table-cell table:number-columns-repeated="8" table:style-name="ce2"/>
          <table:table-cell table:number-columns-repeated="2" table:style-name="ce5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1">
            <text:p>Overview Video</text:p>
          </table:table-cell>
          <table:table-cell table:number-columns-repeated="8" table:style-name="ce2"/>
          <table:table-cell table:number-columns-repeated="2" table:style-name="ce1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1">
            <text:p>Download Page</text:p>
          </table:table-cell>
          <table:table-cell table:number-columns-repeated="8" table:style-name="ce2"/>
          <table:table-cell table:number-columns-repeated="2" table:style-name="ce1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1">
            <text:p>Support Page</text:p>
          </table:table-cell>
          <table:table-cell table:number-columns-repeated="8" table:style-name="ce2"/>
          <table:table-cell table:number-columns-repeated="2" table:style-name="ce1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1">
            <text:p>System Documentation Page</text:p>
          </table:table-cell>
          <table:table-cell table:number-columns-repeated="8" table:style-name="ce2"/>
          <table:table-cell table:number-columns-repeated="2" table:style-name="ce13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1">
            <text:p>About Page</text:p>
          </table:table-cell>
          <table:table-cell table:number-columns-repeated="8" table:style-name="ce2"/>
          <table:table-cell table:number-columns-repeated="2" table:style-name="ce13"/>
          <table:table-cell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">
            <text:p>Project Description</text:p>
          </table:table-cell>
          <table:covered-table-cell/>
          <table:table-cell table:style-name="ce2"/>
          <table:table-cell table:style-name="ce5"/>
          <table:table-cell table:number-columns-repeated="9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4">
            <text:p>Capstone Presentation Preparation</text:p>
          </table:table-cell>
          <table:covered-table-cell/>
          <table:table-cell table:number-columns-repeated="9" table:style-name="ce2"/>
          <table:table-cell table:number-columns-repeated="2" table:style-name="ce5"/>
          <table:table-cell table:number-columns-repeated="1637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72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om</dc:creator>
    <meta:creation-date>2016-02-10T13:07:44Z</meta:creation-date>
    <dc:date>2016-02-10T19:23:52Z</dc:date>
    <meta:print-date>2016-02-10T13:52:35Z</meta:print-date>
    <meta:editing-cycles>1</meta:editing-cycles>
    <meta:editing-duration>PT398S</meta:editing-duration>
  </office:meta>
</office:document-meta>
</file>